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FreeSans1" svg:font-family="FreeSans" style:font-family-generic="swiss"/>
    <style:font-face style:name="Monospace" svg:font-family="Monospace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rsid="000b8c1f" officeooo:paragraph-rsid="000b8c1f"/>
    </style:style>
    <style:style style:name="P2" style:family="paragraph" style:parent-style-name="Title">
      <style:text-properties fo:font-style="normal" officeooo:rsid="001795f9" officeooo:paragraph-rsid="001795f9" style:font-style-asian="normal" style:font-style-complex="normal"/>
    </style:style>
    <style:style style:name="P3" style:family="paragraph" style:parent-style-name="Title">
      <style:text-properties officeooo:rsid="0019cb56" officeooo:paragraph-rsid="0019cb56"/>
    </style:style>
    <style:style style:name="P4" style:family="paragraph" style:parent-style-name="Heading_20_2">
      <style:text-properties officeooo:rsid="001795f9" officeooo:paragraph-rsid="001795f9"/>
    </style:style>
    <style:style style:name="P5" style:family="paragraph" style:parent-style-name="Heading_20_1">
      <style:text-properties officeooo:rsid="000b8c1f" officeooo:paragraph-rsid="000b8c1f"/>
    </style:style>
    <style:style style:name="P6" style:family="paragraph" style:parent-style-name="Text_20_body">
      <style:text-properties officeooo:rsid="000b8c1f" officeooo:paragraph-rsid="000b8c1f"/>
    </style:style>
    <style:style style:name="P7" style:family="paragraph" style:parent-style-name="Text_20_body">
      <style:text-properties style:font-name="Monospace" fo:font-size="9pt" officeooo:rsid="000b8c1f" officeooo:paragraph-rsid="000b8c1f" style:font-size-asian="8.55000019073486pt" style:font-size-complex="9.80000019073486pt"/>
    </style:style>
    <style:style style:name="P8" style:family="paragraph" style:parent-style-name="Text_20_body">
      <style:text-properties style:font-name="Monospace" fo:font-size="9pt" officeooo:rsid="000bb2be" officeooo:paragraph-rsid="000bb2be" style:font-size-asian="8.55000019073486pt" style:font-size-complex="9.80000019073486pt"/>
    </style:style>
    <style:style style:name="P9" style:family="paragraph" style:parent-style-name="Text_20_body">
      <style:text-properties style:font-name="Monospace" fo:font-size="9pt" officeooo:rsid="000d3b09" officeooo:paragraph-rsid="000d3b09" style:font-size-asian="8.55000019073486pt" style:font-size-complex="9.80000019073486pt"/>
    </style:style>
    <style:style style:name="P10" style:family="paragraph" style:parent-style-name="Text_20_body">
      <style:text-properties style:font-name="Monospace" fo:font-size="9pt" officeooo:rsid="00111dac" officeooo:paragraph-rsid="00111dac" style:font-size-asian="8.55000019073486pt" style:font-size-complex="9.80000019073486pt"/>
    </style:style>
    <style:style style:name="P11" style:family="paragraph" style:parent-style-name="Text_20_body">
      <style:text-properties style:font-name="Monospace" fo:font-size="9pt" officeooo:rsid="0011aa48" officeooo:paragraph-rsid="0011aa48" style:font-size-asian="8.55000019073486pt" style:font-size-complex="9.80000019073486pt"/>
    </style:style>
    <style:style style:name="P12" style:family="paragraph" style:parent-style-name="Text_20_body">
      <style:text-properties style:font-name="Monospace" fo:font-size="9pt" officeooo:rsid="0011aa48" officeooo:paragraph-rsid="00136839" style:font-size-asian="8.55000019073486pt" style:font-size-complex="9.80000019073486pt"/>
    </style:style>
    <style:style style:name="P13" style:family="paragraph" style:parent-style-name="Text_20_body">
      <style:text-properties style:font-name="Monospace" fo:font-size="9pt" fo:font-style="normal" officeooo:rsid="00154c7b" officeooo:paragraph-rsid="00154c7b" style:font-size-asian="8.55000019073486pt" style:font-style-asian="normal" style:font-size-complex="9.80000019073486pt" style:font-style-complex="normal"/>
    </style:style>
    <style:style style:name="P14" style:family="paragraph" style:parent-style-name="Text_20_body">
      <style:text-properties style:font-name="Monospace" fo:font-size="9pt" fo:font-style="normal" officeooo:rsid="0016bbb6" officeooo:paragraph-rsid="0016bbb6" style:font-size-asian="8.55000019073486pt" style:font-style-asian="normal" style:font-size-complex="9.80000019073486pt" style:font-style-complex="normal"/>
    </style:style>
    <style:style style:name="P15" style:family="paragraph" style:parent-style-name="Text_20_body">
      <style:text-properties fo:font-style="normal" officeooo:rsid="001795f9" officeooo:paragraph-rsid="001795f9" style:font-style-asian="normal" style:font-style-complex="normal"/>
    </style:style>
    <style:style style:name="P16" style:family="paragraph" style:parent-style-name="Text_20_body">
      <style:text-properties officeooo:rsid="0017e249" officeooo:paragraph-rsid="001795f9"/>
    </style:style>
    <style:style style:name="P17" style:family="paragraph" style:parent-style-name="Text_20_body">
      <style:text-properties officeooo:rsid="0017e249" officeooo:paragraph-rsid="0017e249"/>
    </style:style>
    <style:style style:name="P18" style:family="paragraph" style:parent-style-name="Text_20_body">
      <style:text-properties officeooo:rsid="0019cb56" officeooo:paragraph-rsid="0019cb56"/>
    </style:style>
    <style:style style:name="T1" style:family="text">
      <style:text-properties officeooo:rsid="000bb2be"/>
    </style:style>
    <style:style style:name="T2" style:family="text">
      <style:text-properties officeooo:rsid="000d3b09"/>
    </style:style>
    <style:style style:name="T3" style:family="text">
      <style:text-properties officeooo:rsid="000f2d1a"/>
    </style:style>
    <style:style style:name="T4" style:family="text">
      <style:text-properties officeooo:rsid="00111da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36839" style:font-style-asian="italic" style:font-style-complex="italic"/>
    </style:style>
    <style:style style:name="T7" style:family="text">
      <style:text-properties fo:font-style="italic" officeooo:rsid="00154c7b" style:font-style-asian="italic" style:font-style-complex="italic"/>
    </style:style>
    <style:style style:name="T8" style:family="text">
      <style:text-properties fo:font-style="italic" officeooo:rsid="00175b6d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1aa48" style:font-style-asian="normal" style:font-style-complex="normal"/>
    </style:style>
    <style:style style:name="T11" style:family="text">
      <style:text-properties fo:font-style="normal" officeooo:rsid="0012a0e2" style:font-style-asian="normal" style:font-style-complex="normal"/>
    </style:style>
    <style:style style:name="T12" style:family="text">
      <style:text-properties fo:font-style="normal" officeooo:rsid="00136839" style:font-style-asian="normal" style:font-style-complex="normal"/>
    </style:style>
    <style:style style:name="T13" style:family="text">
      <style:text-properties officeooo:rsid="0016bbb6"/>
    </style:style>
    <style:style style:name="T14" style:family="text">
      <style:text-properties officeooo:rsid="001795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e 5:</text:p>
      <text:h text:style-name="P5" text:outline-level="1">Operadores y sobrecarga:</text:h>
      <text:p text:style-name="P6">(0.11)</text:p>
      <text:p text:style-name="P7">class Complejo{<text:line-break/>private:<text:line-break/><text:tab/>float re;<text:line-break/><text:tab/>float img;<text:line-break/>public:<text:line-break/><text:tab/>complejo(float re, float img): re(re), img(img){}<text:line-break/><text:line-break/><text:tab/><text:span text:style-name="T1">void </text:span>sumar(<text:span text:style-name="T1">const complejo&amp; c){//ahorro recursos con const a referencia, no hago <text:tab/><text:tab/><text:tab/><text:tab/><text:tab/> <text:s text:c="3"/>//copia<text:line-break/><text:tab/><text:tab/>this-&gt;re + c.re; <text:line-break/><text:tab/>}<text:line-break/><text:line-break/><text:tab/>complejo sumar(const complejo&amp; c) const {} //asi no suma sobre si mismo<text:line-break/><text:line-break/>const Complejo sumar(const complejo&amp; c) const //Esto no está bueno.<text:line-break/><text:line-break/>Const float&amp; getRe() const{ //si le saco el const del inicio me va a tirar error<text:line-break/><text:tab/>return re;<text:tab/><text:tab/> <text:s/>//porque estaría devolviendo una referencia<text:line-break/>}<text:tab/><text:tab/><text:tab/><text:tab/> <text:s/>//el const de la derecha sirve para que el compilador //detecte que adentro de la función no se cambió nada. Al devolver una referencia el compilador ve que se le va de alcance el chequeo ese y tira el error. La forma esa es la forma de hacer un getter bien hecho.</text:span></text:p>
      <text:p text:style-name="P8">Complejo sumar(const complejo&amp; c) const {<text:line-break/><text:tab/>return Complejo(re + c.re, img + c.img);<text:line-break/>}<text:line-break/><text:line-break/>Complejo c1(1,2),c2(3,4);<text:line-break/>Complejo c3 = c1.sumar(c2);<text:line-break/>Complejo c4 = c1 + c2; //<text:span text:style-name="T2">Como hago para que esto se pueda hacer?<text:line-break/><text:tab/> <text:s text:c="5"/>//c1.operator + (c2) es lo que hace el compilador<text:line-break/>//respuesta:</text:span></text:p>
      <text:p text:style-name="P9">Complejo operator+(const complejo&amp; c) <text:span text:style-name="T3">const</text:span>{ //<text:span text:style-name="T4">const xq es inmutable</text:span><text:line-break/><text:tab/>return sumar(c);<text:line-break/>}</text:p>
      <text:p text:style-name="P10">Complejo operator*(int escala){<text:line-break/><text:tab/>return Complejo(escala*re, escala*img);<text:line-break/>}<text:line-break/><text:line-break/><text:span text:style-name="T5">Complejo c5 = c1*120; //no funciona. Hay que redefinir la clase entera, que pueda recibir complejo, etc... no es muy fácil. Cuando eso ocurre, en C++ se nos deja escribir funciones globales con tal de emular <text:line-break/><text:line-break/></text:span><text:span text:style-name="T9">Complejo operator*(int f, const Complejo c){ //global </text:span><text:span text:style-name="T10">0.35</text:span><text:span text:style-name="T9"><text:line-break/><text:tab/>return c*f;<text:line-break/>}<text:line-break/></text:span></text:p>
      <text:p text:style-name="P11"><text:soft-page-break/><text:span text:style-name="T9">Como hago esto:<text:line-break/>std::cout &lt;&lt; c1;</text:span></text:p>
      <text:p text:style-name="P12"><text:span text:style-name="T9">std::cout operator&lt;&lt;(std::cout&amp; o, const complejo&amp; c){//esto es global también<text:line-break/><text:tab/>o &lt;&lt; “Complejo(“&lt;&lt;getRe()&lt;&lt; “)” &lt;&lt; getIm();<text:line-break/><text:tab/></text:span><text:span text:style-name="T11">return o;<text:line-break/>}<text:line-break/><text:line-break/></text:span><text:span text:style-name="T6">La clase real de cout es ostream:<text:line-break/></text:span><text:span text:style-name="T9">std::</text:span><text:span text:style-name="T12">ostream </text:span><text:span text:style-name="T9">operator&lt;&lt;(std::</text:span><text:span text:style-name="T12">ostream</text:span><text:span text:style-name="T9">&amp; o, const complejo&amp; c){//esto es global también<text:line-break/><text:tab/>o &lt;&lt; “Complejo(“&lt;&lt;getRe()&lt;&lt; “)” &lt;&lt; getIm();<text:line-break/><text:tab/></text:span><text:span text:style-name="T11">return o;<text:line-break/>}<text:line-break/><text:line-break/></text:span><text:span text:style-name="T7">Podemos definir un montón de otros operadores:<text:line-break/>operator-<text:line-break/>operator++<text:line-break/>operator+=</text:span></text:p>
      <text:p text:style-name="P13"><text:line-break/>operator() “<text:span text:style-name="T5">call operator”</text:span></text:p>
      <text:p text:style-name="P13">class Comparator{<text:line-break/><text:tab/>bool operator()(const complejo&amp; c1, const complejo&amp;c2) const {<text:line-break/><text:tab/><text:tab/>return c1.norm() &lt; c2.norm();<text:line-break/><text:tab/>}<text:line-break/><text:span text:style-name="T13">}</text:span></text:p>
      <text:p text:style-name="P14">1.07</text:p>
      <text:p text:style-name="P14">class Complejo{</text:p>
      <text:p text:style-name="P14"><text:tab/>int operator int() const{ <text:span text:style-name="T5">//cuando queremos castear (conversión)<text:line-break/><text:tab/></text:span><text:tab/>return re;<text:line-break/><text:tab/>}</text:p>
      <text:p text:style-name="P14">}<text:line-break/><text:line-break/>explicit float operator float() const {<text:line-break/><text:tab/>return re;<text:line-break/>}<text:line-break/><text:line-break/><text:span text:style-name="T5">//la idea es que hago esto:</text:span><text:line-break/>complejo c(1,2);<text:line-break/>int i = c; //<text:span text:style-name="T5">esto funciona<text:line-break/></text:span>float f = c; //<text:span text:style-name="T5">esto no funciona<text:line-break/></text:span>float f = static_cast&lt;float&gt;(c)</text:p>
      <text:p text:style-name="P14"><text:line-break/>classComplejo {</text:p>
      <text:p text:style-name="P14"><text:tab/>Complejo(float, float);</text:p>
      <text:p text:style-name="P14"><text:tab/>explicit Complejo(float re): re(re), im(0){};<text:line-break/>}<text:line-break/><text:line-break/>Complejo c(123); </text:p>
      <text:p text:style-name="P14">void foo(Complejo c){<text:line-break/><text:tab/>…<text:line-break/>}<text:line-break/>foo(123); //<text:span text:style-name="T5">ya no funciona mas, debe ser explicito:<text:line-break/></text:span><text:soft-page-break/><text:line-break/>foo (Complejo(123));//<text:span text:style-name="T8">así sí funciona</text:span></text:p>
      <text:p text:style-name="P14"/>
      <text:p text:style-name="P2">Templates</text:p>
      <text:p text:style-name="P15"/>
      <text:h text:style-name="P4" text:outline-level="2">Programación genérica y templates en C++</text:h>
      <text:p text:style-name="P16"/>
      <text:h text:style-name="Heading_20_3" text:outline-level="3"/>
      <text:p text:style-name="P3">STL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" svg:font-family="'Droid Sans'" style:font-family-generic="swiss"/>
    <style:font-face style:name="FreeSans1" svg:font-family="FreeSans" style:font-family-generic="swiss"/>
    <style:font-face style:name="Monospace" svg:font-family="Monospace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roid Sans" fo:font-size="11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roid Sans" fo:font-size="11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roid Sans" fo:font-family="'Droid Sans'" style:font-family-generic="swiss" fo:font-size="12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roid Sans" fo:font-family="'Droid Sans'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roid Sans" fo:font-family="'Droid Sans'" style:font-family-generic="swiss" fo:font-size="12pt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8:28:46.833777161</meta:creation-date>
    <dc:date>2017-04-11T21:54:08.053008138</dc:date>
    <meta:editing-duration>PT2H53M36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3" meta:paragraph-count="22" meta:word-count="408" meta:character-count="2685" meta:non-whitespace-character-count="2227"/>
  </office:meta>
</office:document-meta>
</file>